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21000000B881081EC8A17CDA3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subtitle">
      <style:graphic-properties draw:fill-color="#ffffff" fo:min-height="16.255cm"/>
    </style:style>
    <style:style style:name="pr2" style:family="presentation" style:parent-style-name="Blue_5f_Curve-notes">
      <style:graphic-properties draw:fill-color="#ffffff" fo:min-height="13.364cm"/>
    </style:style>
    <style:style style:name="pr3" style:family="presentation" style:parent-style-name="Blue_5f_Curve-title">
      <style:graphic-properties fo:min-height="3.506cm"/>
    </style:style>
    <style:style style:name="pr4" style:family="presentation" style:parent-style-name="Blue_5f_Curve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outline1">
      <style:graphic-properties fo:min-height="5.576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r8" style:family="presentation" style:parent-style-name="Blue_5f_Curve1-title">
      <style:graphic-properties fo:min-height="1.771cm"/>
    </style:style>
    <style:style style:name="pr9" style:family="presentation" style:parent-style-name="Blue_5f_Curve1-subtitle">
      <style:graphic-properties draw:fill-color="#729fcf" fo:min-height="12.179cm"/>
    </style:style>
    <style:style style:name="pr10" style:family="presentation" style:parent-style-name="Blue_5f_Curve1-notes">
      <style:graphic-properties draw:fill-color="#ffffff" fo:min-height="13.364cm"/>
    </style:style>
    <style:style style:name="P1" style:family="paragraph">
      <style:text-properties fo:color="#3465a4" fo:font-size="32pt"/>
    </style:style>
    <style:style style:name="P2" style:family="paragraph">
      <loext:graphic-properties draw:fill-color="#ffffff"/>
      <style:text-properties fo:color="#3465a4"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  <style:text-properties fo:color="#729fcf"/>
    </style:style>
    <style:style style:name="P8" style:family="paragraph">
      <loext:graphic-properties draw:fill-color="#729fcf"/>
      <style:paragraph-properties fo:text-align="justify"/>
      <style:text-properties fo:color="#729fcf"/>
    </style:style>
    <style:style style:name="T1" style:family="text">
      <style:text-properties fo:color="#3465a4" fo:font-size="54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draw:frame presentation:style-name="pr1" draw:text-style-name="P2" draw:layer="layout" svg:width="25.199cm" svg:height="16.255cm" svg:x="1.217cm" svg:y="1.778cm" presentation:class="subtitle" presentation:user-transformed="true">
          <draw:text-box>
            <text:p text:style-name="P1"><text:span text:style-name="T1">System Programming</text:span></text:p>
          </draw:text-box>
        </draw:frame>
        <presentation:notes draw:style-name="dp1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9">
        <draw:frame presentation:style-name="pr3" draw:layer="layout" svg:width="25.199cm" svg:height="3.506cm" svg:x="-0.053cm" svg:y="1.27cm" presentation:class="title" presentation:user-transformed="true">
          <draw:text-box>
            <text:p>Synopsis</text:p>
          </draw:text-box>
        </draw:frame>
        <draw:frame draw:style-name="gr2" draw:text-style-name="P5" draw:layer="layout" svg:width="23.114cm" svg:height="9.059cm" svg:x="2.54cm" svg:y="5.927cm">
          <draw:text-box>
            <text:p text:style-name="P4"><text:span text:style-name="T2">This course presents the main concepts of operating systems from a programming point of view. <text:s/>It aims at making the students use properly system calls provided in C for files and directories, drivers, processes, permissions, pipes and signals. <text:s/>It focuses on building portable applications by using the POSIX norm. Practical works consist in writing C programs in a Linux environm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3T1">
        <draw:frame presentation:style-name="pr5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se the main system calls properly, thus enabling communication between a program and the operating system;</text:p>
              </text:list-item>
              <text:list-item>
                <text:p>write programs handling system objects such as processes, files, directories, pipes and signals;</text:p>
              </text:list-item>
              <text:list-item>
                <text:p>optimize the use of system resources;</text:p>
              </text:list-item>
              <text:list-item>
                <text:p>make programs interact with one another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8" draw:layer="layout" svg:width="25.199cm" svg:height="1.771cm" svg:x="1.4cm" svg:y="0.837cm" presentation:class="title">
          <draw:text-box>
            <text:p>Requirements</text:p>
          </draw:text-box>
        </draw:frame>
        <draw:frame presentation:style-name="pr9" draw:text-style-name="P8" draw:layer="layout" svg:width="25.199cm" svg:height="12.179cm" svg:x="1.4cm" svg:y="4.914cm" presentation:class="subtitle">
          <draw:text-box>
            <text:list text:style-name="L3">
              <text:list-item>
                <text:p text:style-name="P7"><text:span text:style-name="T3">write programs using C features (such as dynamic data structures, pointers, binary operators, etc.);</text:span></text:p>
              </text:list-item>
              <text:list-item>
                <text:p text:style-name="P7"><text:span text:style-name="T3">translate algorithms into actual C programs;</text:span></text:p>
              </text:list-item>
              <text:list-item>
                <text:p text:style-name="P7"><text:span text:style-name="T3">write simple assembly programs;</text:span></text:p>
              </text:list-item>
              <text:list-item>
                <text:p text:style-name="P7"><text:span text:style-name="T3">read and write shell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10:34:16.359256482</meta:creation-date>
    <meta:editing-duration>PT4M44S</meta:editing-duration>
    <meta:editing-cycles>2</meta:editing-cycles>
    <meta:generator>LibreOffice/6.2.7.1$Linux_X86_64 LibreOffice_project/20$Build-1</meta:generator>
    <dc:title>Blue Curve</dc:title>
    <dc:date>2019-09-27T10:49:10.421797566</dc:date>
    <meta:document-statistic meta:object-count="50"/>
  </office:meta>
</office:document-meta>
</file>